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41a" officeooo:paragraph-rsid="001bc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ore is computed on the fly, whenever someone assesses. It is not stored anywhere. This deceases complexity + removes possibility for outdated score, while increasing processing overhead.</text:p>
      <text:p text:style-name="P1"/>
      <text:p text:style-name="P1">Score not shown on race editor.</text:p>
      <text:p text:style-name="P1">Only one series editor.</text:p>
      <text:p text:style-name="P1"/>
      <text:p text:style-name="P1">Only go in race editor when changing results</text:p>
      <text:p text:style-name="P1"/>
      <text:p text:style-name="P1">Same table in series editor and fron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2:09:32.215000000</dc:date>
    <meta:editing-duration>PT2M</meta:editing-duration>
    <meta:editing-cycles>1</meta:editing-cycles>
    <meta:document-statistic meta:table-count="0" meta:image-count="0" meta:object-count="0" meta:page-count="1" meta:paragraph-count="5" meta:word-count="53" meta:character-count="329" meta:non-whitespace-character-count="281"/>
    <meta:generator>LibreOffice/7.2.4.1$Windows_X86_64 LibreOffice_project/27d75539669ac387bb498e35313b970b7fe9c4f9</meta:generator>
  </office:meta>
</office:document-meta>
</file>